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77057de000" style:family="table" style:master-page-name="ta-mp-0x7f77057de000">
      <style:table-properties table:display="true" style:writing-mode="lr-tb"/>
    </style:style>
    <style:style style:name="ta-0x7f77057de1f0" style:family="table" style:master-page-name="ta-mp-0x7f77057de1f0">
      <style:table-properties table:display="true" style:writing-mode="lr-tb"/>
    </style:style>
    <style:style style:name="ta-0x7f77057de3e0" style:family="table" style:master-page-name="ta-mp-0x7f77057de3e0">
      <style:table-properties table:display="true" style:writing-mode="lr-tb"/>
    </style:style>
    <style:style style:name="ta-0x7f77057de5d0" style:family="table" style:master-page-name="ta-mp-0x7f77057de5d0">
      <style:table-properties table:display="true" style:writing-mode="lr-tb"/>
    </style:style>
    <style:style style:name="ta-0x7f77057de7c0" style:family="table" style:master-page-name="ta-mp-0x7f77057de7c0">
      <style:table-properties table:display="true" style:writing-mode="lr-tb"/>
    </style:style>
    <style:style style:name="ta-0x7f77057de9b0" style:family="table" style:master-page-name="ta-mp-0x7f77057de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77058079f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705807b1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7057ff3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7c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7058080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77057ff4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7d6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7058082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7e9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85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77058083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7705807fb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845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86a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705808b4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77057ff6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87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705808c7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88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8f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7705808d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7705808a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8e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911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7058095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77057ff7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92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7058096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936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9a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770580980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770580948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992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9b7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70580a01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77057ff8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9c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70580a14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9dc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a4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770580a2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7705809ef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a39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a5e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70580aa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77057ff9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a70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70580ab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a83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af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770580ac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770580a95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70580adf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09.50pt" style:use-optimal-column-width="false"/>
    </style:style>
    <style:style style:name="ACOL-2" style:family="table-column"/>
    <style:style style:name="ACOL-3" style:family="table-column">
      <style:table-column-properties style:column-width="187.50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79.50pt" style:use-optimal-column-width="false"/>
    </style:style>
    <style:style style:name="ACOL-6" style:family="table-column">
      <style:table-column-properties style:column-width="110.24pt" style:use-optimal-column-width="true"/>
    </style:style>
    <style:style style:name="ACOL-7" style:family="table-column">
      <style:table-column-properties style:column-width="69.00pt" style:use-optimal-column-width="true"/>
    </style:style>
    <style:style style:name="ACOL-8" style:family="table-column">
      <style:table-column-properties style:column-width="148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77057de00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77058079f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7705807b18" office:value-type="string">
            <text:p>cluesBuck</text:p>
          </table:table-cell>
          <table:table-cell table:number-columns-repeated="12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77057de1f0" table:print="false">
        <office:forms form:automatic-focus="false" form:apply-design-mode="false">
          <form:form/>
        </office:forms>
        <table:table-column table:default-cell-style-name="ACE-0x7f77057ff4f0" table:style-name="ACOL-3"/>
        <table:table-column table:default-cell-style-name="ACE-0x7f77057ff4f0" table:style-name="ACOL-4"/>
        <table:table-column table:default-cell-style-name="ACE-0x7f77057ff4f0" table:style-name="ACOL-5"/>
        <table:table-column table:default-cell-style-name="ACE-0x7f77057ff4f0" table:style-name="ACOL-6"/>
        <table:table-column table:default-cell-style-name="ACE-0x7f77057ff4f0" table:style-name="ACOL-7"/>
        <table:table-column table:default-cell-style-name="ACE-0x7f77057ff4f0" table:style-name="ACOL-8"/>
        <table:table-column table:default-cell-style-name="ACE-0x7f77057ff4f0" table:style-name="ACOL-0" table:number-columns-repeated="122"/>
        <table:table-row table:style-name="AROW-2">
          <table:table-cell table:style-name="ACE-0x7f7705807c40" office:value-type="string">
            <text:p>User Name</text:p>
          </table:table-cell>
          <table:table-cell table:style-name="ACE-0x7f7705807d68" office:value-type="string">
            <text:p>Password</text:p>
          </table:table-cell>
          <table:table-cell table:style-name="ACE-0x7f7705807d68" office:value-type="string">
            <text:p>User ID</text:p>
          </table:table-cell>
          <table:table-cell table:style-name="ACE-0x7f7705807e90" office:value-type="string">
            <text:p>Profile ID</text:p>
          </table:table-cell>
          <table:table-cell table:style-name="ACE-0x7f7705807e90" office:value-type="string">
            <text:p>Points To Use</text:p>
          </table:table-cell>
          <table:table-cell table:style-name="ACE-0x7f7705807fb8" office:value-type="string">
            <text:p>Clues Buck Success Message</text:p>
          </table:table-cell>
          <table:table-cell table:number-columns-repeated="122" table:style-name="ACE-0x7f77057ff4f0"/>
        </table:table-row>
        <table:table-row table:style-name="AROW-2">
          <table:table-cell table:style-name="ACE-0x7f77058080e0" office:value-type="string">
            <text:p>keshav.kashyap@crestechglobal.com</text:p>
          </table:table-cell>
          <table:table-cell table:style-name="ACE-0x7f7705808208" office:value-type="string">
            <text:p>e10adc3949ba59abbe56e057f20f883e</text:p>
          </table:table-cell>
          <table:table-cell table:style-name="ACE-0x7f7705808208" office:value-type="float" office:value="7179151">
            <text:p>7179151</text:p>
          </table:table-cell>
          <table:table-cell table:style-name="ACE-0x7f7705808208" office:value-type="float" office:value="7179151">
            <text:p>7179151</text:p>
          </table:table-cell>
          <table:table-cell table:style-name="ACE-0x7f7705808330" office:value-type="float" office:value="30">
            <text:p>30</text:p>
          </table:table-cell>
          <table:table-cell table:style-name="ACE-0x7f7705808458" office:value-type="string">
            <text:p>Clues bucks has been applied</text:p>
          </table:table-cell>
          <table:table-cell table:number-columns-repeated="122" table:style-name="ACE-0x7f77057ff4f0"/>
        </table:table-row>
        <table:table-row table:style-name="AROW-4">
          <table:table-cell table:number-columns-repeated="3" table:style-name="ACE-0x7f77057ff4f0"/>
          <table:table-cell table:style-name="ACE-0x7f7705808580"/>
          <table:table-cell table:number-columns-repeated="124" table:style-name="ACE-0x7f77057ff4f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5" gnm:end-row="0"/>
        </gnm:selections>
      </table:table>
      <table:table table:name="AQA2_TestData" table:style-name="ta-0x7f77057de3e0" table:print="false">
        <office:forms form:automatic-focus="false" form:apply-design-mode="false">
          <form:form/>
        </office:forms>
        <table:table-column table:default-cell-style-name="ACE-0x7f77057ff618" table:style-name="ACOL-3"/>
        <table:table-column table:default-cell-style-name="ACE-0x7f77057ff618" table:style-name="ACOL-4"/>
        <table:table-column table:default-cell-style-name="ACE-0x7f77057ff618" table:style-name="ACOL-5"/>
        <table:table-column table:default-cell-style-name="ACE-0x7f77057ff618" table:style-name="ACOL-6"/>
        <table:table-column table:default-cell-style-name="ACE-0x7f77057ff618" table:style-name="ACOL-7"/>
        <table:table-column table:default-cell-style-name="ACE-0x7f77057ff618" table:style-name="ACOL-8"/>
        <table:table-column table:default-cell-style-name="ACE-0x7f77057ff618" table:style-name="ACOL-0" table:number-columns-repeated="122"/>
        <table:table-row table:style-name="AROW-2">
          <table:table-cell table:style-name="ACE-0x7f77058086a8" office:value-type="string">
            <text:p>User Name</text:p>
          </table:table-cell>
          <table:table-cell table:style-name="ACE-0x7f77058087d0" office:value-type="string">
            <text:p>Password</text:p>
          </table:table-cell>
          <table:table-cell table:style-name="ACE-0x7f77058087d0" office:value-type="string">
            <text:p>User ID</text:p>
          </table:table-cell>
          <table:table-cell table:style-name="ACE-0x7f77058088f8" office:value-type="string">
            <text:p>Profile ID</text:p>
          </table:table-cell>
          <table:table-cell table:style-name="ACE-0x7f77058088f8" office:value-type="string">
            <text:p>Points To Use</text:p>
          </table:table-cell>
          <table:table-cell table:style-name="ACE-0x7f7705808a20" office:value-type="string">
            <text:p>Clues Buck Success Message</text:p>
          </table:table-cell>
          <table:table-cell table:number-columns-repeated="122" table:style-name="ACE-0x7f77057ff618"/>
        </table:table-row>
        <table:table-row table:style-name="AROW-2">
          <table:table-cell table:style-name="ACE-0x7f7705808b48" office:value-type="string">
            <text:p>keshav.kashyap@crestechglobal.com</text:p>
          </table:table-cell>
          <table:table-cell table:style-name="ACE-0x7f7705808c70" office:value-type="string">
            <text:p>e10adc3949ba59abbe56e057f20f883e</text:p>
          </table:table-cell>
          <table:table-cell table:style-name="ACE-0x7f7705808c70" office:value-type="float" office:value="7179151">
            <text:p>7179151</text:p>
          </table:table-cell>
          <table:table-cell table:style-name="ACE-0x7f7705808c70" office:value-type="float" office:value="7179151">
            <text:p>7179151</text:p>
          </table:table-cell>
          <table:table-cell table:style-name="ACE-0x7f7705808d98" office:value-type="float" office:value="30">
            <text:p>30</text:p>
          </table:table-cell>
          <table:table-cell table:style-name="ACE-0x7f7705808ec0" office:value-type="string">
            <text:p>Clues bucks has been applied</text:p>
          </table:table-cell>
          <table:table-cell table:number-columns-repeated="122" table:style-name="ACE-0x7f77057ff618"/>
        </table:table-row>
        <table:table-row table:style-name="AROW-4">
          <table:table-cell table:number-columns-repeated="3" table:style-name="ACE-0x7f77057ff618"/>
          <table:table-cell table:style-name="ACE-0x7f7705808fe8"/>
          <table:table-cell table:number-columns-repeated="124" table:style-name="ACE-0x7f77057ff61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77057de5d0" table:print="false">
        <office:forms form:automatic-focus="false" form:apply-design-mode="false">
          <form:form/>
        </office:forms>
        <table:table-column table:default-cell-style-name="ACE-0x7f77057ff740" table:style-name="ACOL-3"/>
        <table:table-column table:default-cell-style-name="ACE-0x7f77057ff740" table:style-name="ACOL-4"/>
        <table:table-column table:default-cell-style-name="ACE-0x7f77057ff740" table:style-name="ACOL-5"/>
        <table:table-column table:default-cell-style-name="ACE-0x7f77057ff740" table:style-name="ACOL-6"/>
        <table:table-column table:default-cell-style-name="ACE-0x7f77057ff740" table:style-name="ACOL-7"/>
        <table:table-column table:default-cell-style-name="ACE-0x7f77057ff740" table:style-name="ACOL-8"/>
        <table:table-column table:default-cell-style-name="ACE-0x7f77057ff740" table:style-name="ACOL-0" table:number-columns-repeated="122"/>
        <table:table-row table:style-name="AROW-2">
          <table:table-cell table:style-name="ACE-0x7f7705809110" office:value-type="string">
            <text:p>User Name</text:p>
          </table:table-cell>
          <table:table-cell table:style-name="ACE-0x7f7705809238" office:value-type="string">
            <text:p>Password</text:p>
          </table:table-cell>
          <table:table-cell table:style-name="ACE-0x7f7705809238" office:value-type="string">
            <text:p>User ID</text:p>
          </table:table-cell>
          <table:table-cell table:style-name="ACE-0x7f7705809360" office:value-type="string">
            <text:p>Profile ID</text:p>
          </table:table-cell>
          <table:table-cell table:style-name="ACE-0x7f7705809360" office:value-type="string">
            <text:p>Points To Use</text:p>
          </table:table-cell>
          <table:table-cell table:style-name="ACE-0x7f7705809488" office:value-type="string">
            <text:p>Clues Buck Success Message</text:p>
          </table:table-cell>
          <table:table-cell table:number-columns-repeated="122" table:style-name="ACE-0x7f77057ff740"/>
        </table:table-row>
        <table:table-row table:style-name="AROW-2">
          <table:table-cell table:style-name="ACE-0x7f77058095b0" office:value-type="string">
            <text:p>keshav.kashyap@crestechglobal.com</text:p>
          </table:table-cell>
          <table:table-cell table:style-name="ACE-0x7f77058096d8" office:value-type="string">
            <text:p>e10adc3949ba59abbe56e057f20f883e</text:p>
          </table:table-cell>
          <table:table-cell table:style-name="ACE-0x7f77058096d8" office:value-type="float" office:value="7179151">
            <text:p>7179151</text:p>
          </table:table-cell>
          <table:table-cell table:style-name="ACE-0x7f77058096d8" office:value-type="float" office:value="7179151">
            <text:p>7179151</text:p>
          </table:table-cell>
          <table:table-cell table:style-name="ACE-0x7f7705809800" office:value-type="float" office:value="30">
            <text:p>30</text:p>
          </table:table-cell>
          <table:table-cell table:style-name="ACE-0x7f7705809928" office:value-type="string">
            <text:p>Clues bucks has been applied</text:p>
          </table:table-cell>
          <table:table-cell table:number-columns-repeated="122" table:style-name="ACE-0x7f77057ff740"/>
        </table:table-row>
        <table:table-row table:style-name="AROW-4">
          <table:table-cell table:number-columns-repeated="3" table:style-name="ACE-0x7f77057ff740"/>
          <table:table-cell table:style-name="ACE-0x7f7705809a50"/>
          <table:table-cell table:number-columns-repeated="124" table:style-name="ACE-0x7f77057ff74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77057de7c0" table:print="false">
        <office:forms form:automatic-focus="false" form:apply-design-mode="false">
          <form:form/>
        </office:forms>
        <table:table-column table:default-cell-style-name="ACE-0x7f77057ff868" table:style-name="ACOL-3"/>
        <table:table-column table:default-cell-style-name="ACE-0x7f77057ff868" table:style-name="ACOL-4"/>
        <table:table-column table:default-cell-style-name="ACE-0x7f77057ff868" table:style-name="ACOL-5"/>
        <table:table-column table:default-cell-style-name="ACE-0x7f77057ff868" table:style-name="ACOL-6"/>
        <table:table-column table:default-cell-style-name="ACE-0x7f77057ff868" table:style-name="ACOL-7"/>
        <table:table-column table:default-cell-style-name="ACE-0x7f77057ff868" table:style-name="ACOL-8"/>
        <table:table-column table:default-cell-style-name="ACE-0x7f77057ff868" table:style-name="ACOL-0" table:number-columns-repeated="122"/>
        <table:table-row table:style-name="AROW-2">
          <table:table-cell table:style-name="ACE-0x7f7705809b78" office:value-type="string">
            <text:p>User Name</text:p>
          </table:table-cell>
          <table:table-cell table:style-name="ACE-0x7f7705809ca0" office:value-type="string">
            <text:p>Password</text:p>
          </table:table-cell>
          <table:table-cell table:style-name="ACE-0x7f7705809ca0" office:value-type="string">
            <text:p>User ID</text:p>
          </table:table-cell>
          <table:table-cell table:style-name="ACE-0x7f7705809dc8" office:value-type="string">
            <text:p>Profile ID</text:p>
          </table:table-cell>
          <table:table-cell table:style-name="ACE-0x7f7705809dc8" office:value-type="string">
            <text:p>Points To Use</text:p>
          </table:table-cell>
          <table:table-cell table:style-name="ACE-0x7f7705809ef0" office:value-type="string">
            <text:p>Clues Buck Success Message</text:p>
          </table:table-cell>
          <table:table-cell table:number-columns-repeated="122" table:style-name="ACE-0x7f77057ff868"/>
        </table:table-row>
        <table:table-row table:style-name="AROW-2">
          <table:table-cell table:style-name="ACE-0x7f770580a018" office:value-type="string">
            <text:p>keshav.kashyap@crestechglobal.com</text:p>
          </table:table-cell>
          <table:table-cell table:style-name="ACE-0x7f770580a140" office:value-type="string">
            <text:p>e10adc3949ba59abbe56e057f20f883e</text:p>
          </table:table-cell>
          <table:table-cell table:style-name="ACE-0x7f770580a140" office:value-type="float" office:value="7179151">
            <text:p>7179151</text:p>
          </table:table-cell>
          <table:table-cell table:style-name="ACE-0x7f770580a140" office:value-type="float" office:value="7179151">
            <text:p>7179151</text:p>
          </table:table-cell>
          <table:table-cell table:style-name="ACE-0x7f770580a268" office:value-type="float" office:value="30">
            <text:p>30</text:p>
          </table:table-cell>
          <table:table-cell table:style-name="ACE-0x7f770580a390" office:value-type="string">
            <text:p>Clues bucks has been applied</text:p>
          </table:table-cell>
          <table:table-cell table:number-columns-repeated="122" table:style-name="ACE-0x7f77057ff868"/>
        </table:table-row>
        <table:table-row table:style-name="AROW-4">
          <table:table-cell table:number-columns-repeated="3" table:style-name="ACE-0x7f77057ff868"/>
          <table:table-cell table:style-name="ACE-0x7f770580a4b8"/>
          <table:table-cell table:number-columns-repeated="124" table:style-name="ACE-0x7f77057ff86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77057de9b0" table:print="false">
        <office:forms form:automatic-focus="false" form:apply-design-mode="false">
          <form:form/>
        </office:forms>
        <table:table-column table:default-cell-style-name="ACE-0x7f77057ff990" table:style-name="ACOL-3"/>
        <table:table-column table:default-cell-style-name="ACE-0x7f77057ff990" table:style-name="ACOL-4"/>
        <table:table-column table:default-cell-style-name="ACE-0x7f77057ff990" table:style-name="ACOL-5"/>
        <table:table-column table:default-cell-style-name="ACE-0x7f77057ff990" table:style-name="ACOL-6"/>
        <table:table-column table:default-cell-style-name="ACE-0x7f77057ff990" table:style-name="ACOL-7"/>
        <table:table-column table:default-cell-style-name="ACE-0x7f77057ff990" table:style-name="ACOL-8"/>
        <table:table-column table:default-cell-style-name="ACE-0x7f77057ff990" table:style-name="ACOL-0" table:number-columns-repeated="122"/>
        <table:table-row table:style-name="AROW-2">
          <table:table-cell table:style-name="ACE-0x7f770580a5e0" office:value-type="string">
            <text:p>User Name</text:p>
          </table:table-cell>
          <table:table-cell table:style-name="ACE-0x7f770580a708" office:value-type="string">
            <text:p>Password</text:p>
          </table:table-cell>
          <table:table-cell table:style-name="ACE-0x7f770580a708" office:value-type="string">
            <text:p>User ID</text:p>
          </table:table-cell>
          <table:table-cell table:style-name="ACE-0x7f770580a830" office:value-type="string">
            <text:p>Profile ID</text:p>
          </table:table-cell>
          <table:table-cell table:style-name="ACE-0x7f770580a830" office:value-type="string">
            <text:p>Points To Use</text:p>
          </table:table-cell>
          <table:table-cell table:style-name="ACE-0x7f770580a958" office:value-type="string">
            <text:p>Clues Buck Success Message</text:p>
          </table:table-cell>
          <table:table-cell table:number-columns-repeated="122" table:style-name="ACE-0x7f77057ff990"/>
        </table:table-row>
        <table:table-row table:style-name="AROW-2">
          <table:table-cell table:style-name="ACE-0x7f770580aa80" office:value-type="string">
            <text:p>keshav.kashyap@crestechglobal.com</text:p>
          </table:table-cell>
          <table:table-cell table:style-name="ACE-0x7f770580aba8" office:value-type="string">
            <text:p>e10adc3949ba59abbe56e057f20f883e</text:p>
          </table:table-cell>
          <table:table-cell table:style-name="ACE-0x7f770580aba8" office:value-type="float" office:value="7179151">
            <text:p>7179151</text:p>
          </table:table-cell>
          <table:table-cell table:style-name="ACE-0x7f770580aba8" office:value-type="float" office:value="7179151">
            <text:p>7179151</text:p>
          </table:table-cell>
          <table:table-cell table:style-name="ACE-0x7f770580acd0" office:value-type="float" office:value="30">
            <text:p>30</text:p>
          </table:table-cell>
          <table:table-cell table:style-name="ACE-0x7f770580adf8" office:value-type="string">
            <text:p>Clues bucks has been applied</text:p>
          </table:table-cell>
          <table:table-cell table:number-columns-repeated="122" table:style-name="ACE-0x7f77057ff990"/>
        </table:table-row>
        <table:table-row table:style-name="AROW-4">
          <table:table-cell table:number-columns-repeated="3" table:style-name="ACE-0x7f77057ff990"/>
          <table:table-cell table:style-name="ACE-0x7f770580af20"/>
          <table:table-cell table:number-columns-repeated="124" table:style-name="ACE-0x7f77057ff99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770547fc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7057f0c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7056af9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7057f10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7057a4c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7057aad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77057de000" style:display-name="TestCase" style:page-layout-name="pl-0x7f770547fc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7057de1f0" style:display-name="AQA1_TestData" style:page-layout-name="pl-0x7f77057f0c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7057de3e0" style:display-name="AQA2_TestData" style:page-layout-name="pl-0x7f77056af9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7057de5d0" style:display-name="AQA3_TestData" style:page-layout-name="pl-0x7f77057f10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7057de7c0" style:display-name="AQA4_TestData" style:page-layout-name="pl-0x7f77057a4c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7057de9b0" style:display-name="AQA5_TestData" style:page-layout-name="pl-0x7f77057aad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0:22:57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